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580e4"/>
    </style:style>
    <style:style style:name="P12" style:family="paragraph" style:parent-style-name="Standard">
      <style:paragraph-properties fo:text-align="start" style:justify-single-word="false"/>
      <style:text-properties officeooo:paragraph-rsid="001a08da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19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1a08da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c4e99" style:font-style-asian="italic" style:font-style-complex="italic"/>
    </style:style>
    <style:style style:name="T4" style:family="text">
      <style:text-properties officeooo:rsid="001580e4"/>
    </style:style>
    <style:style style:name="T5" style:family="text">
      <style:text-properties officeooo:rsid="0016fae4"/>
    </style:style>
    <style:style style:name="T6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Ubuntu"/>
    </style:style>
    <style:style style:name="T10" style:family="text">
      <style:text-properties fo:color="#000000" style:font-name="Ubuntu" officeooo:rsid="001a08da"/>
    </style:style>
    <style:style style:name="T11" style:family="text">
      <style:text-properties fo:color="#ff9da4"/>
    </style:style>
    <style:style style:name="T12" style:family="text">
      <style:text-properties fo:color="#ff9da4" style:font-name="Droid Sans Mono" fo:font-size="10.5pt" fo:font-weight="normal" fo:background-color="#002451" loext:char-shading-value="0"/>
    </style:style>
    <style:style style:name="T13" style:family="text">
      <style:text-properties fo:color="#d1f1a9"/>
    </style:style>
    <style:style style:name="T14" style:family="text">
      <style:text-properties fo:color="#d1f1a9" style:font-name="Droid Sans Mono" fo:font-size="10.5pt" fo:font-weight="normal" fo:background-color="#002451" loext:char-shading-value="0"/>
    </style:style>
    <style:style style:name="T15" style:family="text">
      <style:text-properties fo:font-style="normal" style:text-underline-style="none" officeooo:rsid="001c4e99" style:font-style-asian="normal" style:font-style-complex="normal"/>
    </style:style>
    <style:style style:name="T16" style:family="text">
      <style:text-properties fo:font-style="normal" style:text-underline-style="none" officeooo:rsid="001cebc8" style:font-style-asian="normal" style:font-style-complex="normal"/>
    </style:style>
    <style:style style:name="T17" style:family="text">
      <style:text-properties officeooo:rsid="001d9a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9"/>
      <text:p text:style-name="P2">1) git clone <text:span text:style-name="T5">&lt;</text:span>adresserepo<text:span text:style-name="T5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5">&lt;</text:span>nombranche<text:span text:style-name="T5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5">4</text:span>) <text:span text:style-name="T4">git branch</text:span></text:p>
      <text:p text:style-name="P2"/>
      <text:p text:style-name="P3">Permet de voir les différentes branches existantes</text:p>
      <text:p text:style-name="P3"/>
      <text:p text:style-name="P11"><text:span text:style-name="T6">5</text:span><text:span text:style-name="T7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1"><text:span text:style-name="T6">6</text:span><text:span text:style-name="T7">) <text:s/></text:span><text:span text:style-name="T6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6"><text:soft-page-break/></text:p>
      <text:p text:style-name="P6"/>
      <text:p text:style-name="P6"/>
      <text:p text:style-name="P6"/>
      <text:p text:style-name="P6"/>
      <text:p text:style-name="P6"><text:tab/><text:tab/><text:span text:style-name="T2">Machine virtuelle (Ubuntu) :</text:span></text:p>
      <text:p text:style-name="P10"/>
      <text:p text:style-name="P7">Permet de lancer linux dans une fenêtre depuis windows, sans dual boot.</text:p>
      <text:p text:style-name="P10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2"><text:span text:style-name="T8">- Avant d’utiliser « </text:span>sudo apt install build-essential dkms linux-headers-$(uname -r) <text:span text:style-name="T9">», </text:span><text:span text:style-name="T10">faire un « sudo apt update » « sudo apt upgrade » pour que tout soit à jour.</text:span></text:p>
      <text:p text:style-name="P13">Ne pas oublier le « s » de « headers »…</text:p>
      <text:p text:style-name="P13"/>
      <text:p text:style-name="P13"><text:tab/><text:span text:style-name="T3">Bootstrap :</text:span></text:p>
      <text:p text:style-name="P13"><text:span text:style-name="T3"/></text:p>
      <text:p text:style-name="P15">Ensemble de fichier css, javascript,… préparé à l’avance et utilisable tel quel soit en téléchargeant l’ensemble ou en référençant un lien où ils sont stockés.</text:p>
      <text:p text:style-name="P15"/>
      <text:p text:style-name="P15">1) Version en ligne</text:p>
      <text:p text:style-name="P15"/>
      <text:p text:style-name="P17"><text:span text:style-name="T15">Mettre dans le &lt;head&gt;: - </text:span><text:span text:style-name="T12">&lt;meta name=</text:span><text:span text:style-name="T14">"viewport"</text:span><text:span text:style-name="T12"> content=</text:span><text:span text:style-name="T14">"width=device-width, initial-scale=1, shrink-to-fit=no"</text:span><text:span text:style-name="T12">&gt;</text:span></text:p>
      <text:p text:style-name="P15">=&gt; Fais en sorte que la page s’adapte automatiquement à la taille de l’écran (mobile, ordinateur).</text:p>
      <text:p text:style-name="P15"/>
      <text:p text:style-name="P17"><text:span text:style-name="T15">-</text:span><text:span text:style-name="T12">&lt;link rel=</text:span><text:span text:style-name="T14">"stylesheet"</text:span><text:span text:style-name="T12"> href=</text:span><text:span text:style-name="T14">"https://maxcdn.bootstrapcdn.com/bootstrap/4.0.0/css/bootstrap.min.css"</text:span><text:span text:style-name="T12"> integrity=</text:span><text:span text:style-name="T14">"sha384-Gn5384xqQ1aoWXA+058RXPxPg6fy4IWvTNh0E263XmFcJlSAwiGgFAW/dAiS6JXm"</text:span><text:span text:style-name="T12"> crossorigin=</text:span><text:span text:style-name="T14">"anonymous"</text:span><text:span text:style-name="T12">&gt;</text:span></text:p>
      <text:p text:style-name="P15">=&gt; Permet d’avoir accès aux fichiers css prêts.</text:p>
      <text:p text:style-name="P15"/>
      <text:p text:style-name="P17"><text:span text:style-name="T15">Mettre : - </text:span><text:span text:style-name="T16">dans le &lt;head&gt; : </text:span><text:span text:style-name="T12">&lt;script src=</text:span><text:span text:style-name="T14">"https://maxcdn.bootstrapcdn.com/bootstrap/4.0.0/js/bootstrap.min.js"</text:span><text:span text:style-name="T12"> integrity=</text:span><text:span text:style-name="T14">"sha384-JZR6Spejh4U02d8jOt6vLEHfe/JQGiRRSQQxSfFWpi1MquVdAyjUar5+76PVCmYl"</text:span><text:span text:style-name="T12"> crossorigin=</text:span><text:span text:style-name="T14">"anonymous"</text:span><text:span text:style-name="T12">&gt;&lt;/script&gt;</text:span></text:p>
      <text:p text:style-name="P17"><text:span text:style-name="T15">- </text:span><text:span text:style-name="T16">à la fin du &lt;body&gt; : </text:span><text:span text:style-name="T12">&lt;script src=</text:span><text:span text:style-name="T14">"https://code.jquery.com/jquery-3.2.1.slim.min.js"</text:span><text:span text:style-name="T12"> integrity=</text:span><text:span text:style-name="T14">"sha384-KJ3o2DKtIkvYIK3UENzmM7KCkRr/rE9/Qpg6aAZGJwFDMVNA/GpGFF93hXpG5KkN"</text:span><text:span text:style-name="T12"> crossorigin=</text:span><text:span text:style-name="T14">"anonymous"</text:span><text:span text:style-name="T12">&gt;&lt;/script&gt;</text:span></text:p>
      <text:p text:style-name="P19"><text:span text:style-name="T11">&lt;script src=</text:span><text:span text:style-name="T13">"https://cdnjs.cloudflare.com/ajax/libs/popper.js/1.12.9/umd/popper.min.js"</text:span><text:span text:style-name="T11"> integrity=</text:span><text:span text:style-name="T13">"sha384-ApNbgh9B+Y1QKtv3Rn7W3mgPxhU9K/ScQsAP7hUibX39j7fakFPskvXusvfa0b4Q"</text:span><text:span text:style-name="T11"> crossorigin=</text:span><text:span text:style-name="T13">"anonymous"</text:span><text:span text:style-name="T11">&gt;&lt;/script&gt;</text:span></text:p>
      <text:p text:style-name="P19"><text:span text:style-name="T11">&lt;script src=</text:span><text:span text:style-name="T13">"https://maxcdn.bootstrapcdn.com/bootstrap/4.0.0/js/bootstrap.min.js"</text:span><text:span text:style-name="T11"> integrity=</text:span><text:span text:style-name="T13">"sha384-JZR6Spejh4U02d8jOt6vLEHfe/JQGiRRSQQxSfFWpi1MquVdAyjUar5+76PVCmYl"</text:span><text:span text:style-name="T11"> crossorigin=</text:span><text:span text:style-name="T13">"anonymous"</text:span><text:span text:style-name="T11">&gt;&lt;/script&gt;</text:span></text:p>
      <text:p text:style-name="P16">=&gt; Permet d’avoir accès au javascript prêt.</text:p>
      <text:p text:style-name="P16"><text:soft-page-break/>Utilisation : Utiliser la doc, copier coller les fonctions dont on a besoin.</text:p>
      <text:p text:style-name="P16"/>
      <text:p text:style-name="P16">2) Version téléchargée</text:p>
      <text:p text:style-name="P16"/>
      <text:p text:style-name="P16">Même principe de fonctionnement mais <text:span text:style-name="T17">remplacer les liens par des chemins vers les fichiers.</text:span></text:p>
      <text:p text:style-name="P13"/>
      <text:p text:style-name="P18">(Pourquoi affichage différent?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17T17:55:25.222276371</dc:date>
    <meta:editing-duration>PT1H25M3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47" meta:word-count="451" meta:character-count="3551" meta:non-whitespace-character-count="3141"/>
  </office:meta>
</office:document-meta>
</file>